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text-properties style:font-name="Helvetica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INSTRUCCIONES PARA USUARIO CUSTOM</text:p>
      <text:p text:style-name="P1"/>
      <text:p text:style-name="P1"/>
      <text:p text:style-name="P1">AGREGAR LO SIGUIENTE:</text:p>
      <text:p text:style-name="P1"/>
      <text:p text:style-name="P1">EN <text:span text:style-name="T1">CONSOLA</text:span>: django-admin startapp accounts</text:p>
      <text:p text:style-name="P1"/>
      <text:p text:style-name="P1">Crear:</text:p>
      <text:p text:style-name="P1">backends.py</text:p>
      <text:p text:style-name="P1">urls.py</text:p>
      <text:p text:style-name="P1"/>
      <text:p text:style-name="P1">#########</text:p>
      <text:p text:style-name="P1">#########</text:p>
      <text:p text:style-name="P1"/>
      <text:p text:style-name="P1">EN <text:span text:style-name="T1">ADMIN.PY</text:span></text:p>
      <text:p text:style-name="P1"><text:span text:style-name="T1"/></text:p>
      <text:p text:style-name="P1">from django.contrib import admin</text:p>
      <text:p text:style-name="P1">from .models import Account</text:p>
      <text:p text:style-name="P1"/>
      <text:p text:style-name="P1"/>
      <text:p text:style-name="P1">from django.contrib.auth.admin import UserAdmin</text:p>
      <text:p text:style-name="P1"/>
      <text:p text:style-name="P1"># Register your models here.</text:p>
      <text:p text:style-name="P1"/>
      <text:p text:style-name="P1"/>
      <text:p text:style-name="P1"/>
      <text:p text:style-name="P1"/>
      <text:p text:style-name="P1">class AccountAdmin(UserAdmin):</text:p>
      <text:p text:style-name="P1"><text:s text:c="4"/>list_display = ('email','username','date_joined','last_login','is_admin','is_staff')</text:p>
      <text:p text:style-name="P1"><text:s text:c="4"/>search_fields = ('email','username')</text:p>
      <text:p text:style-name="P1"><text:s text:c="4"/>filter_horizontal=()</text:p>
      <text:p text:style-name="P1"><text:s text:c="4"/>list_filter=()</text:p>
      <text:p text:style-name="P1"><text:s text:c="4"/>fieldsets=()</text:p>
      <text:p text:style-name="P1"><text:s text:c="4"/>readonly_fields = ('id','date_joined','last_login')</text:p>
      <text:p text:style-name="P1"/>
      <text:p text:style-name="P1"/>
      <text:p text:style-name="P1"/>
      <text:p text:style-name="P1">admin.site.register(Account,AccountAdmin)</text:p>
      <text:p text:style-name="P1"/>
      <text:p text:style-name="P1">#########</text:p>
      <text:p text:style-name="P1">#########</text:p>
      <text:p text:style-name="P1"/>
      <text:p text:style-name="P1">EN <text:span text:style-name="T1">BACKENDS.PY </text:span>- (Opcional, hace que ignore las mayúsculas en el mail, no en la contraseña)</text:p>
      <text:p text:style-name="P1"><text:span text:style-name="T1"/></text:p>
      <text:p text:style-name="P1">from django.contrib.auth import get_user_model</text:p>
      <text:p text:style-name="P1">from django.contrib.auth.backends import ModelBackend</text:p>
      <text:p text:style-name="P1"/>
      <text:p text:style-name="P1"/>
      <text:p text:style-name="P1"># FORMA DE QUE IGNORE MAYUSCULAS AL HACER LOGIN</text:p>
      <text:p text:style-name="P1"/>
      <text:p text:style-name="P1">class CaseInsensitiveModelBackend(ModelBackend):</text:p>
      <text:p text:style-name="P1"/>
      <text:p text:style-name="P1"><text:s text:c="4"/>def authenticate(self, request, username, password, **kwargs):</text:p>
      <text:p text:style-name="P1"><text:s text:c="8"/>UserModel = get_user_model()</text:p>
      <text:p text:style-name="P1"><text:s text:c="8"/>if username is None:</text:p>
      <text:p text:style-name="P1"><text:s text:c="12"/>username= kwargs.get(UserModel.USERNAME_FIELD)</text:p>
      <text:p text:style-name="P1"/>
      <text:p text:style-name="P1"><text:s text:c="8"/>try:</text:p>
      <text:p text:style-name="P1"><text:s text:c="12"/>case_insensitive_username_field = '{}__iexact'.format(UserModel.USERNAME_FIELD)</text:p>
      <text:p text:style-name="P1"><text:s text:c="12"/>user = UserModel._default_manager.get(**{case_insensitive_username_field : username})</text:p>
      <text:p text:style-name="P1"><text:s text:c="8"/>except UserModel.DoesNotExist:</text:p>
      <text:p text:style-name="P1"><text:s text:c="12"/>UserModel().set_password(password)</text:p>
      <text:p text:style-name="P1"/>
      <text:p text:style-name="P1"><text:s text:c="8"/>else:</text:p>
      <text:p text:style-name="P1"><text:s text:c="12"/>if user.check_password(password) and self.user_can_authenticate(user):</text:p>
      <text:p text:style-name="P1"><text:s text:c="16"/>return user</text:p>
      <text:p text:style-name="P1"/>
      <text:p text:style-name="P1">#########</text:p>
      <text:p text:style-name="P1">#########</text:p>
      <text:p text:style-name="P1"/>
      <text:p text:style-name="P1">EN <text:span text:style-name="T1">MODELS.PY</text:span></text:p>
      <text:p text:style-name="P1"><text:span text:style-name="T1"/></text:p>
      <text:p text:style-name="P1">from django.db import models</text:p>
      <text:p text:style-name="P1">from django.contrib.auth.models import AbstractBaseUser, BaseUserManager</text:p>
      <text:p text:style-name="P1"/>
      <text:p text:style-name="P1"/>
      <text:p text:style-name="P1"># Create your models here.</text:p>
      <text:p text:style-name="P1"/>
      <text:p text:style-name="P1"># def get_profile_image_filepath(self,filename):</text:p>
      <text:p text:style-name="P1"># <text:s text:c="4"/>return f"profile_images/{self.pk}/{'profile_image.png'}"</text:p>
      <text:p text:style-name="P1"/>
      <text:p text:style-name="P1"># def get_default_profile_image():</text:p>
      <text:p text:style-name="P1"># <text:s text:c="4"/>return 'static/logo_1080.png'</text:p>
      <text:p text:style-name="P1"/>
      <text:p text:style-name="P1">class MyAccountManager(BaseUserManager):</text:p>
      <text:p text:style-name="P1"/>
      <text:p text:style-name="P1"><text:s text:c="4"/>def create_user(self,email,username,password=None):</text:p>
      <text:p text:style-name="P1"><text:s text:c="8"/>if not email:</text:p>
      <text:p text:style-name="P1"><text:s text:c="12"/>raise ValueError("Se debe registrar un mail válido")</text:p>
      <text:p text:style-name="P1"><text:s text:c="8"/>if not username:</text:p>
      <text:p text:style-name="P1"><text:s text:c="12"/>raise ValueError("Por favor, ingresá un nombre de usuario")</text:p>
      <text:p text:style-name="P1"/>
      <text:p text:style-name="P1"><text:s text:c="8"/>user = self.model(</text:p>
      <text:p text:style-name="P1"><text:s text:c="12"/>email = self.normalize_email(email),</text:p>
      <text:p text:style-name="P1"><text:s text:c="12"/>username = username,</text:p>
      <text:p text:style-name="P1"><text:s text:c="8"/>)</text:p>
      <text:p text:style-name="P1"/>
      <text:p text:style-name="P1"><text:s text:c="8"/>user.set_password(password)</text:p>
      <text:p text:style-name="P1"><text:s text:c="8"/>user.save(using=self._db)</text:p>
      <text:p text:style-name="P1"><text:s text:c="8"/>return user</text:p>
      <text:p text:style-name="P1"/>
      <text:p text:style-name="P1"><text:s text:c="4"/>def create_superuser(self, email, username, password):</text:p>
      <text:p text:style-name="P1"><text:s text:c="8"/>user = self.create_user(</text:p>
      <text:p text:style-name="P1"><text:s text:c="12"/>email = self.normalize_email(email),</text:p>
      <text:p text:style-name="P1"><text:s text:c="12"/>username = username,</text:p>
      <text:p text:style-name="P1"><text:s text:c="12"/>password=password</text:p>
      <text:p text:style-name="P1"><text:s text:c="12"/>)</text:p>
      <text:p text:style-name="P1"><text:s text:c="8"/>user.is_admin = True</text:p>
      <text:p text:style-name="P1"><text:s text:c="8"/>user.is_staff = True</text:p>
      <text:p text:style-name="P1"><text:s text:c="8"/>user.is_superuser = True</text:p>
      <text:p text:style-name="P1"/>
      <text:p text:style-name="P1"><text:s text:c="8"/>user.save(using=self._db)</text:p>
      <text:p text:style-name="P1"><text:s text:c="8"/>return user</text:p>
      <text:p text:style-name="P1"/>
      <text:p text:style-name="P1"/>
      <text:p text:style-name="P1">class Account(AbstractBaseUser):</text:p>
      <text:p text:style-name="P1"><text:s text:c="4"/>email <text:s text:c="10"/>= models.EmailField(verbose_name="Email",max_length=60,unique=True)</text:p>
      <text:p text:style-name="P1"><text:s text:c="4"/>username <text:s text:c="7"/>= models.CharField(verbose_name="Usuario",max_length=30, unique=True)</text:p>
      <text:p text:style-name="P1"><text:s text:c="4"/>date_joined <text:s text:c="4"/>= models.DateTimeField(verbose_name="Fecha en que se unió", auto_now_add=True)</text:p>
      <text:p text:style-name="P1"><text:s text:c="4"/>last_login <text:s text:c="5"/>= models.DateTimeField(verbose_name="Última sesión", auto_now=True)</text:p>
      <text:p text:style-name="P1"><text:s text:c="4"/>is_admin <text:s text:c="7"/>= models.BooleanField(default=False)</text:p>
      <text:p text:style-name="P1"><text:s text:c="4"/>is_active <text:s text:c="6"/>= models.BooleanField(default=True)</text:p>
      <text:p text:style-name="P1"><text:s text:c="4"/>is_staff <text:s text:c="7"/>= models.BooleanField(default=False)</text:p>
      <text:p text:style-name="P1"><text:s text:c="4"/>is_superuser <text:s text:c="3"/>= models.BooleanField(default=False)</text:p>
      <text:p text:style-name="P1"><text:s text:c="4"/># profile_image <text:s text:c="2"/>= models.ImageField(max_length=255, upload_to=get_profile_image_filepath,null=True,blank=True,default=get_default_profile_image)</text:p>
      <text:p text:style-name="P1"><text:s text:c="4"/>first_name <text:s text:c="5"/>= models.CharField(verbose_name="Nombre", max_length=60)</text:p>
      <text:p text:style-name="P1"><text:s text:c="4"/>last_name <text:s text:c="6"/>= models.CharField(verbose_name="Apellido", max_length=60)</text:p>
      <text:p text:style-name="P1"/>
      <text:p text:style-name="P1"/>
      <text:p text:style-name="P1"><text:s text:c="4"/>USERNAME_FIELD = 'email'</text:p>
      <text:p text:style-name="P1"><text:s text:c="4"/>REQUIRED_FIELDS = ['username']</text:p>
      <text:p text:style-name="P1"/>
      <text:p text:style-name="P1"><text:s text:c="4"/>objects = MyAccountManager()</text:p>
      <text:p text:style-name="P1"/>
      <text:p text:style-name="P1"><text:s text:c="4"/>def __str__(self) -&gt; str:</text:p>
      <text:p text:style-name="P1"><text:s text:c="8"/>return self.username</text:p>
      <text:p text:style-name="P1"><text:s text:c="4"/></text:p>
      <text:p text:style-name="P1"><text:s text:c="4"/>def has_perm(self,perm,obj=None):</text:p>
      <text:p text:style-name="P1"><text:s text:c="8"/>return self.is_admin</text:p>
      <text:p text:style-name="P1"/>
      <text:p text:style-name="P1"><text:s text:c="4"/>def has_module_perms(self,app_label):</text:p>
      <text:p text:style-name="P1"><text:s text:c="8"/>return True</text:p>
      <text:p text:style-name="P1"><text:span text:style-name="T1"/></text:p>
      <text:p text:style-name="P1">#########</text:p>
      <text:p text:style-name="P1">#########</text:p>
      <text:p text:style-name="P1"/>
      <text:p text:style-name="P1"/>
      <text:p text:style-name="P1">EN <text:span text:style-name="T1">SETTINGS.PY</text:span>, DESPUES DE TEMPLATES</text:p>
      <text:p text:style-name="P1"/>
      <text:p text:style-name="P1">AUTH_USER_MODEL = "accounts.Account"</text:p>
      <text:p text:style-name="P1">AUTHENTICATION_BACKENDS = (</text:p>
      <text:p text:style-name="P1"><text:s text:c="4"/>'django.contrib.auth.backends.AllowAllUsersModelBackend',</text:p>
      <text:p text:style-name="P1"><text:s text:c="4"/>'accounts.backends.CaseInsensitiveModelBackend'</text:p>
      <text:p text:style-name="P1"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